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sv" fo:country="SE" officeooo:rsid="0008bfb2" officeooo:paragraph-rsid="0008bfb2"/>
    </style:style>
    <style:style style:name="P2" style:family="paragraph" style:parent-style-name="Standard">
      <style:text-properties fo:language="sv" fo:country="SE" officeooo:rsid="0008bfb2" officeooo:paragraph-rsid="00a70bdb"/>
    </style:style>
    <style:style style:name="P3" style:family="paragraph" style:parent-style-name="Standard">
      <style:text-properties fo:language="sv" fo:country="SE" officeooo:rsid="000ac898" officeooo:paragraph-rsid="00a70bdb"/>
    </style:style>
    <style:style style:name="P4" style:family="paragraph" style:parent-style-name="Standard">
      <style:text-properties fo:language="sv" fo:country="SE" officeooo:rsid="000cc36d" officeooo:paragraph-rsid="00a70bdb"/>
    </style:style>
    <style:style style:name="P5" style:family="paragraph" style:parent-style-name="Standard">
      <style:text-properties fo:language="sv" fo:country="SE" officeooo:rsid="0015b202" officeooo:paragraph-rsid="00a70bdb"/>
    </style:style>
    <style:style style:name="P6" style:family="paragraph" style:parent-style-name="Standard">
      <style:text-properties fo:language="sv" fo:country="SE" officeooo:rsid="001d4d90" officeooo:paragraph-rsid="001d4d90"/>
    </style:style>
    <style:style style:name="P7" style:family="paragraph" style:parent-style-name="Standard">
      <style:text-properties fo:language="sv" fo:country="SE" officeooo:rsid="001d4d90" officeooo:paragraph-rsid="00a70bdb"/>
    </style:style>
    <style:style style:name="P8" style:family="paragraph" style:parent-style-name="Standard">
      <style:text-properties fo:language="sv" fo:country="SE" officeooo:rsid="001edac9" officeooo:paragraph-rsid="00a70bdb"/>
    </style:style>
    <style:style style:name="P9" style:family="paragraph" style:parent-style-name="Standard">
      <style:text-properties fo:language="sv" fo:country="SE" officeooo:rsid="001edac9" officeooo:paragraph-rsid="004f1a29"/>
    </style:style>
    <style:style style:name="P10" style:family="paragraph" style:parent-style-name="Standard">
      <style:text-properties fo:language="sv" fo:country="SE" officeooo:rsid="002b5248" officeooo:paragraph-rsid="00a70bdb"/>
    </style:style>
    <style:style style:name="P11" style:family="paragraph" style:parent-style-name="Standard">
      <style:text-properties fo:language="sv" fo:country="SE" officeooo:rsid="002d0df0" officeooo:paragraph-rsid="00a70bdb"/>
    </style:style>
    <style:style style:name="P12" style:family="paragraph" style:parent-style-name="Standard">
      <style:text-properties fo:language="sv" fo:country="SE" officeooo:rsid="002d97d1" officeooo:paragraph-rsid="00a70bdb"/>
    </style:style>
    <style:style style:name="P13" style:family="paragraph" style:parent-style-name="Standard">
      <style:text-properties fo:language="sv" fo:country="SE" officeooo:rsid="002ec46e" officeooo:paragraph-rsid="00a70bdb"/>
    </style:style>
    <style:style style:name="P14" style:family="paragraph" style:parent-style-name="Standard">
      <style:text-properties fo:language="sv" fo:country="SE" officeooo:rsid="003ef05b" officeooo:paragraph-rsid="003ef05b"/>
    </style:style>
    <style:style style:name="P15" style:family="paragraph" style:parent-style-name="Standard">
      <style:text-properties fo:language="sv" fo:country="SE" officeooo:rsid="0041dcc2" officeooo:paragraph-rsid="0041dcc2"/>
    </style:style>
    <style:style style:name="P16" style:family="paragraph" style:parent-style-name="Standard">
      <style:text-properties fo:language="sv" fo:country="SE" officeooo:rsid="004949c5" officeooo:paragraph-rsid="004949c5"/>
    </style:style>
    <style:style style:name="P17" style:family="paragraph" style:parent-style-name="Standard">
      <style:text-properties fo:language="sv" fo:country="SE" officeooo:rsid="0057c34c" officeooo:paragraph-rsid="00a70bdb"/>
    </style:style>
    <style:style style:name="P18" style:family="paragraph" style:parent-style-name="Standard">
      <style:text-properties fo:language="sv" fo:country="SE" officeooo:rsid="005a3b78" officeooo:paragraph-rsid="00a70bdb"/>
    </style:style>
    <style:style style:name="P19" style:family="paragraph" style:parent-style-name="Standard">
      <style:text-properties fo:language="sv" fo:country="SE" officeooo:rsid="005fc0ab" officeooo:paragraph-rsid="00a70bdb"/>
    </style:style>
    <style:style style:name="P20" style:family="paragraph" style:parent-style-name="Standard">
      <style:text-properties fo:language="sv" fo:country="SE" officeooo:rsid="0061db2e" officeooo:paragraph-rsid="00a70bdb"/>
    </style:style>
    <style:style style:name="P21" style:family="paragraph" style:parent-style-name="Standard">
      <style:text-properties fo:language="sv" fo:country="SE" officeooo:rsid="0067e039" officeooo:paragraph-rsid="00a70bdb"/>
    </style:style>
    <style:style style:name="P22" style:family="paragraph" style:parent-style-name="Standard">
      <style:text-properties fo:language="sv" fo:country="SE" officeooo:rsid="00686f09" officeooo:paragraph-rsid="00a70bdb"/>
    </style:style>
    <style:style style:name="P23" style:family="paragraph" style:parent-style-name="Standard">
      <style:text-properties fo:language="sv" fo:country="SE" officeooo:rsid="006bc8c0" officeooo:paragraph-rsid="006bc8c0"/>
    </style:style>
    <style:style style:name="P24" style:family="paragraph" style:parent-style-name="Standard">
      <style:text-properties fo:language="sv" fo:country="SE" officeooo:rsid="006bc8c0" officeooo:paragraph-rsid="00a70bdb"/>
    </style:style>
    <style:style style:name="P25" style:family="paragraph" style:parent-style-name="Standard">
      <style:text-properties fo:language="sv" fo:country="SE" officeooo:rsid="007115b1" officeooo:paragraph-rsid="00a70bdb"/>
    </style:style>
    <style:style style:name="P26" style:family="paragraph" style:parent-style-name="Standard">
      <style:text-properties fo:language="sv" fo:country="SE" officeooo:rsid="00762e14" officeooo:paragraph-rsid="00a70bdb"/>
    </style:style>
    <style:style style:name="P27" style:family="paragraph" style:parent-style-name="Standard">
      <style:text-properties fo:language="sv" fo:country="SE" officeooo:rsid="00769bc5" officeooo:paragraph-rsid="00a70bdb"/>
    </style:style>
    <style:style style:name="P28" style:family="paragraph" style:parent-style-name="Standard">
      <style:text-properties fo:language="sv" fo:country="SE" officeooo:rsid="00890b2f" officeooo:paragraph-rsid="00a70bdb"/>
    </style:style>
    <style:style style:name="P29" style:family="paragraph" style:parent-style-name="Standard">
      <style:text-properties fo:language="sv" fo:country="SE" officeooo:rsid="0089cc67" officeooo:paragraph-rsid="00a70bdb"/>
    </style:style>
    <style:style style:name="P30" style:family="paragraph" style:parent-style-name="Standard">
      <style:text-properties fo:language="sv" fo:country="SE" officeooo:rsid="009028d2" officeooo:paragraph-rsid="00a70bdb"/>
    </style:style>
    <style:style style:name="P31" style:family="paragraph" style:parent-style-name="Standard">
      <style:text-properties fo:language="sv" fo:country="SE" officeooo:rsid="00987a42" officeooo:paragraph-rsid="00a70bdb"/>
    </style:style>
    <style:style style:name="P32" style:family="paragraph" style:parent-style-name="Standard">
      <style:text-properties fo:language="sv" fo:country="SE" officeooo:rsid="009c108e" officeooo:paragraph-rsid="00a70bdb"/>
    </style:style>
    <style:style style:name="P33" style:family="paragraph" style:parent-style-name="Standard">
      <style:text-properties fo:language="sv" fo:country="SE" officeooo:rsid="00a70bdb" officeooo:paragraph-rsid="00a70bdb"/>
    </style:style>
    <style:style style:name="P34" style:family="paragraph" style:parent-style-name="Standard">
      <style:text-properties fo:language="sv" fo:country="SE" officeooo:rsid="00a185e9" officeooo:paragraph-rsid="00a70bdb"/>
    </style:style>
    <style:style style:name="P35" style:family="paragraph" style:parent-style-name="Standard">
      <style:text-properties fo:language="sv" fo:country="SE" officeooo:rsid="006dd3b2" officeooo:paragraph-rsid="00a70bdb"/>
    </style:style>
    <style:style style:name="P36" style:family="paragraph" style:parent-style-name="Standard">
      <style:text-properties fo:language="sv" fo:country="SE" officeooo:rsid="00118e92" officeooo:paragraph-rsid="0008bfb2"/>
    </style:style>
    <style:style style:name="P37" style:family="paragraph" style:parent-style-name="Standard">
      <style:text-properties fo:language="sv" fo:country="SE" officeooo:rsid="00118e92" officeooo:paragraph-rsid="00a70bdb"/>
    </style:style>
    <style:style style:name="P38" style:family="paragraph" style:parent-style-name="Standard">
      <style:text-properties fo:language="sv" fo:country="SE" officeooo:rsid="00608f93" officeooo:paragraph-rsid="00a70bdb"/>
    </style:style>
    <style:style style:name="P39" style:family="paragraph" style:parent-style-name="Standard">
      <style:text-properties fo:language="sv" fo:country="SE" officeooo:rsid="002b084c" officeooo:paragraph-rsid="00a70bdb"/>
    </style:style>
    <style:style style:name="P40" style:family="paragraph" style:parent-style-name="Standard">
      <style:text-properties fo:language="sv" fo:country="SE" officeooo:rsid="004f1a29" officeooo:paragraph-rsid="00a70bdb"/>
    </style:style>
    <style:style style:name="P41" style:family="paragraph" style:parent-style-name="Standard">
      <style:text-properties fo:language="sv" fo:country="SE" officeooo:rsid="0038289f" officeooo:paragraph-rsid="00a70bdb"/>
    </style:style>
    <style:style style:name="P42" style:family="paragraph" style:parent-style-name="Standard">
      <style:text-properties fo:language="sv" fo:country="SE" officeooo:rsid="00a8e99c" officeooo:paragraph-rsid="00a8e99c"/>
    </style:style>
    <style:style style:name="P43" style:family="paragraph" style:parent-style-name="Standard">
      <style:text-properties fo:language="sv" fo:country="SE" officeooo:rsid="00aa02e9" officeooo:paragraph-rsid="00aa02e9"/>
    </style:style>
    <style:style style:name="P44" style:family="paragraph" style:parent-style-name="Standard">
      <style:text-properties fo:language="sv" fo:country="SE" officeooo:rsid="00ba8204" officeooo:paragraph-rsid="00ba8204"/>
    </style:style>
    <style:style style:name="P45" style:family="paragraph" style:parent-style-name="Standard">
      <style:text-properties fo:language="sv" fo:country="SE" officeooo:rsid="00ba94a0" officeooo:paragraph-rsid="00ba94a0"/>
    </style:style>
    <style:style style:name="P46" style:family="paragraph" style:parent-style-name="Standard">
      <style:text-properties fo:font-variant="normal" fo:text-transform="none" fo:color="#000000" style:font-name="Liberation Serif" fo:font-size="12pt" fo:letter-spacing="normal" fo:language="sv" fo:country="SE" fo:font-style="normal" fo:font-weight="normal" officeooo:rsid="00a69c35" officeooo:paragraph-rsid="00a70bdb" style:font-size-asian="12pt" style:font-size-complex="12pt"/>
    </style:style>
    <style:style style:name="P47" style:family="paragraph" style:parent-style-name="Standard">
      <style:text-properties officeooo:paragraph-rsid="00ba8204"/>
    </style:style>
    <style:style style:name="P48" style:family="paragraph" style:parent-style-name="Standard">
      <style:text-properties officeooo:rsid="00d9a97f" officeooo:paragraph-rsid="00d9a97f"/>
    </style:style>
    <style:style style:name="T1" style:family="text">
      <style:text-properties officeooo:rsid="000a5083"/>
    </style:style>
    <style:style style:name="T2" style:family="text">
      <style:text-properties officeooo:rsid="000cc36d"/>
    </style:style>
    <style:style style:name="T3" style:family="text">
      <style:text-properties officeooo:rsid="000dbc70"/>
    </style:style>
    <style:style style:name="T4" style:family="text">
      <style:text-properties officeooo:rsid="000e0e1b"/>
    </style:style>
    <style:style style:name="T5" style:family="text">
      <style:text-properties officeooo:rsid="000fdf71"/>
    </style:style>
    <style:style style:name="T6" style:family="text">
      <style:text-properties officeooo:rsid="0014a94c"/>
    </style:style>
    <style:style style:name="T7" style:family="text">
      <style:text-properties officeooo:rsid="0016e63a"/>
    </style:style>
    <style:style style:name="T8" style:family="text">
      <style:text-properties officeooo:rsid="001d5e84"/>
    </style:style>
    <style:style style:name="T9" style:family="text">
      <style:text-properties officeooo:rsid="00263a72"/>
    </style:style>
    <style:style style:name="T10" style:family="text">
      <style:text-properties officeooo:rsid="002b5248"/>
    </style:style>
    <style:style style:name="T11" style:family="text">
      <style:text-properties officeooo:rsid="002d97d1"/>
    </style:style>
    <style:style style:name="T12" style:family="text">
      <style:text-properties officeooo:rsid="002ec46e"/>
    </style:style>
    <style:style style:name="T13" style:family="text">
      <style:text-properties officeooo:rsid="00308fba"/>
    </style:style>
    <style:style style:name="T14" style:family="text">
      <style:text-properties officeooo:rsid="0030ba48"/>
    </style:style>
    <style:style style:name="T15" style:family="text">
      <style:text-properties officeooo:rsid="003ed195"/>
    </style:style>
    <style:style style:name="T16" style:family="text">
      <style:text-properties officeooo:rsid="00403e9f"/>
    </style:style>
    <style:style style:name="T17" style:family="text">
      <style:text-properties officeooo:rsid="00429df1"/>
    </style:style>
    <style:style style:name="T18" style:family="text">
      <style:text-properties officeooo:rsid="00437c54"/>
    </style:style>
    <style:style style:name="T19" style:family="text">
      <style:text-properties officeooo:rsid="004ab283"/>
    </style:style>
    <style:style style:name="T20" style:family="text">
      <style:text-properties officeooo:rsid="004f8060"/>
    </style:style>
    <style:style style:name="T21" style:family="text">
      <style:text-properties officeooo:rsid="00599f03"/>
    </style:style>
    <style:style style:name="T22" style:family="text">
      <style:text-properties officeooo:rsid="005b90cc"/>
    </style:style>
    <style:style style:name="T23" style:family="text">
      <style:text-properties officeooo:rsid="00619cc9"/>
    </style:style>
    <style:style style:name="T24" style:family="text">
      <style:text-properties officeooo:rsid="0063975f"/>
    </style:style>
    <style:style style:name="T25" style:family="text">
      <style:text-properties officeooo:rsid="0069c8f6"/>
    </style:style>
    <style:style style:name="T26" style:family="text">
      <style:text-properties officeooo:rsid="006a6ed3"/>
    </style:style>
    <style:style style:name="T27" style:family="text">
      <style:text-properties officeooo:rsid="006aa195"/>
    </style:style>
    <style:style style:name="T28" style:family="text">
      <style:text-properties officeooo:rsid="006c96d9"/>
    </style:style>
    <style:style style:name="T29" style:family="text">
      <style:text-properties officeooo:rsid="006f69d4"/>
    </style:style>
    <style:style style:name="T30" style:family="text">
      <style:text-properties officeooo:rsid="007234f5"/>
    </style:style>
    <style:style style:name="T31" style:family="text">
      <style:text-properties officeooo:rsid="00737f26"/>
    </style:style>
    <style:style style:name="T32" style:family="text">
      <style:text-properties officeooo:rsid="00769bc5"/>
    </style:style>
    <style:style style:name="T33" style:family="text">
      <style:text-properties officeooo:rsid="00789b95"/>
    </style:style>
    <style:style style:name="T34" style:family="text">
      <style:text-properties officeooo:rsid="007cf0d3"/>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5b9115"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8f26e2"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9028d2"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094f6a2"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0968d67" style:font-size-asian="12pt" style:font-size-complex="12pt"/>
    </style:style>
    <style:style style:name="T41" style:family="text">
      <style:text-properties fo:font-variant="normal" fo:text-transform="none" fo:color="#000000" style:font-name="Liberation Serif" fo:font-size="12pt" fo:letter-spacing="normal" fo:font-style="normal" fo:font-weight="normal" officeooo:rsid="009a5b04"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09bbd83"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09e0e68"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09e87b8"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09fdc32"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0a047ba"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a10f45"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0a59d01"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0a639a9" style:font-size-asian="12pt" style:font-size-complex="12pt"/>
    </style:style>
    <style:style style:name="T50" style:family="text">
      <style:text-properties fo:font-variant="normal" fo:text-transform="none" fo:color="#000000" style:font-name="Liberation Serif" fo:font-size="12pt" fo:letter-spacing="normal" fo:font-style="normal" fo:font-weight="normal" officeooo:rsid="00a69c35" style:font-size-asian="12pt" style:font-size-complex="12pt"/>
    </style:style>
    <style:style style:name="T51" style:family="text">
      <style:text-properties officeooo:rsid="0091d14c"/>
    </style:style>
    <style:style style:name="T52" style:family="text">
      <style:text-properties officeooo:rsid="00aa02e9"/>
    </style:style>
    <style:style style:name="T53" style:family="text">
      <style:text-properties officeooo:rsid="00adb675"/>
    </style:style>
    <style:style style:name="T54" style:family="text">
      <style:text-properties officeooo:rsid="00b3f5a7"/>
    </style:style>
    <style:style style:name="T55" style:family="text">
      <style:text-properties officeooo:rsid="00b46c86"/>
    </style:style>
    <style:style style:name="T56" style:family="text">
      <style:text-properties officeooo:rsid="00be18f8"/>
    </style:style>
    <style:style style:name="T57" style:family="text">
      <style:text-properties officeooo:rsid="00c0b8bc"/>
    </style:style>
    <style:style style:name="T58" style:family="text">
      <style:text-properties officeooo:rsid="00c3d58b"/>
    </style:style>
    <style:style style:name="T59" style:family="text">
      <style:text-properties officeooo:rsid="00c8c1ce"/>
    </style:style>
    <style:style style:name="T60" style:family="text">
      <style:text-properties officeooo:rsid="00ca352a"/>
    </style:style>
    <style:style style:name="T61" style:family="text">
      <style:text-properties officeooo:rsid="00cb7a42"/>
    </style:style>
    <style:style style:name="T62" style:family="text">
      <style:text-properties officeooo:rsid="00cef5c9"/>
    </style:style>
    <style:style style:name="T63" style:family="text">
      <style:text-properties officeooo:rsid="00cf5b6f"/>
    </style:style>
    <style:style style:name="T64" style:family="text">
      <style:text-properties officeooo:rsid="00cf7a77"/>
    </style:style>
    <style:style style:name="T65" style:family="text">
      <style:text-properties fo:language="sv" fo:country="SE" officeooo:rsid="00ba8204"/>
    </style:style>
    <style:style style:name="T66" style:family="text">
      <style:text-properties fo:language="sv" fo:country="SE" officeooo:rsid="00d132c1"/>
    </style:style>
    <style:style style:name="T67" style:family="text">
      <style:text-properties officeooo:rsid="00d132c1"/>
    </style:style>
    <style:style style:name="T68" style:family="text">
      <style:text-properties officeooo:rsid="00db3b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Halvtid</text:p>
      <text:p text:style-name="P44"/>
      <text:p text:style-name="P44">Måndag 13 – <text:span text:style-name="T61">faltningsvikterna sattes till 0 och bias 1. Går ej att få 0 loss med denna uppställning om inte svaret är konstant över alla pixlar. Går vidare till att plocka ut aktiveringar ur VGG. Hur ska jag göra för att enbart plocka ut ett fåtal hyperkolonner? 8h.</text:span></text:p>
      <text:p text:style-name="P44">Tisdag 14 – <text:span text:style-name="T62">Missade möte med Torkel. Sammanfattade vad jag gjort, snackade med christoffer om uppdelning av färgrymden och sampling av hyperkolonner. 6h</text:span></text:p>
      <text:p text:style-name="P44">onsdag 15 – <text:span text:style-name="T63">Tog fram script som gör svarsbilder med gaussisk uppdelning av binsen. 5h</text:span></text:p>
      <text:p text:style-name="P44">torsdag 16 – <text:span text:style-name="T64">Segling.</text:span></text:p>
      <text:p text:style-name="P47"><text:span text:style-name="T65">fredag 17 – </text:span><text:span text:style-name="T66">läser ”</text:span>Fully Convolutional Networks for Semantic Segmentation” <text:span text:style-name="T67">för att förstå hur jag ska göra om ip-lagrena i VGG till faltningslager. Exempel finns i net_surgery.ipynb. Sparar det till efter semestern. Jobbar med att omfärga en bild baserat på vad nätverket säger. Producerar gissningar för a och b. Glöm inte input för b, använder bara a nu. 6.5h</text:span></text:p>
      <text:p text:style-name="P48">lördag 18 – <text:span text:style-name="T68">Färglägger en bild i jupyter. Inte helt 100 på att det funkar som det ska eftersom att fågeln blev väldigt röd. 4.5h</text:span></text:p>
      <text:p text:style-name="P44"/>
      <text:p text:style-name="P44">Måndag 6 – <text:span text:style-name="T56">lagt in raise exception i colorloss.py. Skapade lmdb:s av en träningsbild och en valideringsbild. Gör om bild till a- och b kanaler som ska användas som svar. 9h</text:span></text:p>
      <text:p text:style-name="P44">tisdag 7 – <text:span text:style-name="T57">sparar a &amp; b bilder korrekt som png utan kompression. Något är knasigt med hur databasen skapas tror jag, nätet krachar. 8h</text:span></text:p>
      <text:p text:style-name="P44">onsdag 8 – <text:span text:style-name="T58">gör lmdb och får ~0 på euclidean loss på RGB-cykel genom 2 conv lager mot 1:or. 5.5h</text:span></text:p>
      <text:p text:style-name="P44">Torsdag 9 – <text:span text:style-name="T59">sista tentan! Loss från igår divergerar, steglängd verkar vara väldigt känsligt. Försöker förstå varför loss kan bli 0 med enbart ett 1x1 filter mellan, det borde inte gå. Ska kolla vad vikterna blir med hjälp av net_surgery.ipynb. 4h</text:span></text:p>
      <text:p text:style-name="P44">fredag 10 – <text:span text:style-name="T60">flyttade röd dag från måndags hit, pappa fyller år</text:span></text:p>
      <text:p text:style-name="P43"/>
      <text:p text:style-name="P43">Maj/juni</text:p>
      <text:p text:style-name="P33">Måndag <text:span text:style-name="T52">30 – losslayer 8h</text:span></text:p>
      <text:p text:style-name="P33">tisdag <text:span text:style-name="T52">31 –</text:span> <text:span text:style-name="T53">losslayer, forward känns färdig. 7h</text:span></text:p>
      <text:p text:style-name="P33">onsdag <text:span text:style-name="T52">1 – backprop, började läsa YannLecuns artikel.</text:span> <text:span text:style-name="T54">Loss minskar på dummydata 7h.</text:span></text:p>
      <text:p text:style-name="P33">Torsdag <text:span text:style-name="T52">2 – integral av gauss för histogrammen? 6h</text:span></text:p>
      <text:p text:style-name="P33">fredag <text:span text:style-name="T55">3 – Likformiga histogram tills vidare. Försöker göra databas och spara svaren. 6h</text:span></text:p>
      <text:p text:style-name="P1"/>
      <text:p text:style-name="P35">måndag 16 – referenser i latex. Hittat nya artiklar, kanske t o m kod. <text:span text:style-name="T29">7 h</text:span></text:p>
      <text:p text:style-name="P25">tisdag 17 – <text:span text:style-name="T31">läst colorizationartiklar &amp; </text:span>learning representations, försöker förstå. Kod finns. <text:span text:style-name="T30">7H</text:span></text:p>
      <text:p text:style-name="P26">onsdag 18 – <text:span text:style-name="T32">inget</text:span></text:p>
      <text:p text:style-name="P27">torsdag 19 – Snackade med kristoffer, kanske gör nät från scratch. <text:span text:style-name="T33">Kanske går att utgå från demo kod, försöker vidare med det. Skrev i rapporten och går djupare in i Larssons artikel. 6 h</text:span></text:p>
      <text:p text:style-name="P27">fredag 20 – <text:span text:style-name="T34">Larssons artikel. Publicerad i arxiv är inget bra tecken. Vet inte vad jag ska göra. 5.5 h</text:span></text:p>
      <text:p text:style-name="P28">söndag – Kollade på caffe. 1.5 H</text:p>
      <text:p text:style-name="P29">måndag 23 – <text:span text:style-name="T51">skissade Larssons nät. Verifierar</text:span><text:span text:style-name="T36"> dimensionerna på hyperkolonnerna </text:span><text:span text:style-name="T38">7</text:span><text:span text:style-name="T37">.5h</text:span></text:p>
      <text:p text:style-name="P30"><text:span text:style-name="T37">t</text:span><text:span text:style-name="T35">isdag 24 – </text:span><text:span text:style-name="T39">skissar BenNet + Samma som igår. </text:span><text:span text:style-name="T40">La upp en plan för att göra ett litet nät. 8H</text:span></text:p>
      <text:p text:style-name="P31"><text:span text:style-name="T40">o</text:span><text:span text:style-name="T35">nsdag 25 – läste om protobufs. </text:span><text:span text:style-name="T41">Kör caffe tutorials. </text:span><text:span text:style-name="T42">6.5 h. </text:span></text:p>
      <text:p text:style-name="P32"><text:span text:style-name="T42">t</text:span><text:span text:style-name="T35">orsdag 26 – rita</text:span><text:span text:style-name="T44">de Larssons</text:span><text:span text:style-name="T35"> nät </text:span><text:span text:style-name="T44">och </text:span><text:span text:style-name="T45">vgg</text:span><text:span text:style-name="T35"> med draw_net.py. </text:span><text:span text:style-name="T43">Körde italyvgg.png på bvcl_reference_caffenet. </text:span><text:span text:style-name="T46">Körde katten på VGG! Gpu:n får slut på minne </text:span><text:span text:style-name="T47">på batchsize 1?? </text:span><text:span text:style-name="T48">7h</text:span></text:p>
      <text:p text:style-name="P34"><text:span text:style-name="T47">f</text:span><text:span text:style-name="T35">redag 27 – VGG är mkt större än caffenet. Kollar på att göra egna caffelager. </text:span><text:span text:style-name="T49">Behöver inte göra i c++, python går! Började göra ColorLossLayer till smallnet som jämför â med a. </text:span><text:span text:style-name="T50">8h</text:span></text:p>
      <text:p text:style-name="P46"/>
      <text:p text:style-name="P38">måndag 9 – <text:span text:style-name="T23">färglade ~250 bilder från träningssetet. Några enstaka blir fula. Skrev rapport. Mejlade Richard Zhang. <text:s/>8H</text:span></text:p>
      <text:p text:style-name="P20">tisdag 10 – <text:span text:style-name="T24">skrev på rapport. Lär mig om latex, fixade referenser. <text:s/>7h</text:span></text:p>
      <text:p text:style-name="P21">onsdag – kollar net surgery, kanske går att modda colorization. <text:span text:style-name="T25">7h</text:span></text:p>
      <text:p text:style-name="P22"><text:soft-page-break/>Torsdag – svar från Zhang. Läser deep <text:span text:style-name="T26">supervision</text:span>, skriver om den, gör om tidplan. <text:span text:style-name="T27">6H</text:span></text:p>
      <text:p text:style-name="P24">fredag – <text:span text:style-name="T28">finns ingen kod till varken color eller perceptual. Letat nya artiklar. 8H</text:span></text:p>
      <text:p text:style-name="P36"/>
      <text:p text:style-name="P42">Maj</text:p>
      <text:p text:style-name="P40">måndag 2 – <text:span text:style-name="T20">skrev pythonskript som laddar ner bilder. Började med rapporten. 8H</text:span></text:p>
      <text:p text:style-name="P17">tisdag 3 – byter till texmaker. Slipade skriptet. Gallrade bilder. <text:span text:style-name="T21">Resize och de-color med python. 7H</text:span></text:p>
      <text:p text:style-name="P18">onsdag 4 – <text:span text:style-name="T22">gallra svartvita med python. Försökte färglägga bilderna, ser konstigt ut, lite pill kvar.7h</text:span></text:p>
      <text:p text:style-name="P19">Kristi himmelfärd – 2h opencv</text:p>
      <text:p text:style-name="P19">söndag – 1h läste i Automatic Photo adjustment</text:p>
      <text:p text:style-name="P6"/>
      <text:p text:style-name="P14">Måndag 25 – sjuk, läste lite hemma. <text:span text:style-name="T17">2-3h.</text:span></text:p>
      <text:p text:style-name="P14">Tisdag 26 samma<text:span text:style-name="T17">. </text:span></text:p>
      <text:p text:style-name="P14">Onsdag 27 – sjuk, möte Torkel. Ska läsa mer om det som state of the art-artiklarna bygger på och skriva ett avsnitt om neuronnät <text:span text:style-name="T16">i rapporten. Utökat litteraturbasen. 5h.</text:span></text:p>
      <text:p text:style-name="P15">Torsdag 28 – <text:span text:style-name="T18">fyller på i litteraturbasen med hänvisade artiklar från colorization och perceptual. Förstår cross entropy, den tar hänsyn till hur nära en klassificering var. 7h.</text:span></text:p>
      <text:p text:style-name="P16">Fredag 29 – <text:span text:style-name="T19">Läste deep colorization och automatic photo adjustment. Fyllde på litteraturbasen 6h</text:span></text:p>
      <text:p text:style-name="P16"/>
      <text:p text:style-name="P9"/>
      <text:p text:style-name="P10">måndag 18 – skrev klart första utkastet av planning report och time plan, 7h.</text:p>
      <text:p text:style-name="P11">Tisdag 19 – skrev loginscript. Pratade med Kristoffer och skrev om <text:span text:style-name="T13">i </text:span>planeringen. Ska installera caffe &amp; cuda. <text:span text:style-name="T11">7H</text:span></text:p>
      <text:p text:style-name="P12">onsdag 20 – <text:span text:style-name="T12">installerade caffe. 8h.</text:span></text:p>
      <text:p text:style-name="P13">Torsdag 21 – <text:span text:style-name="T14">kollade colorization demot. Caffe, exempel, fine-tuning. Xavier initialization. 8h.</text:span></text:p>
      <text:p text:style-name="P41">Fredag 22 – <text:span text:style-name="T15">Krånglade med caffe. net_surgery tutorial. Färglade ballongen. 7h. <text:s/></text:span></text:p>
      <text:p text:style-name="P23"/>
      <text:p text:style-name="P5">måndag 11 – läste klart tf white paper. Bar dator till skolan. Läste om batchnorm &amp; image colorization. Fyllde på ordlistan. 8h. </text:p>
      <text:p text:style-name="P5">Tisdag <text:span text:style-name="T10">12 </text:span>– <text:span text:style-name="T7">matlab nn toolbox, image colorization. Hittade kod image colorization. Bryter ner artikeln. Fler artiklar. 7 h</text:span></text:p>
      <text:p text:style-name="P7">onsdag <text:span text:style-name="T10">13 </text:span>– förstår colorization. Läser perceptual losses, och om neuronnät generellt. Reder ut begrepp. <text:span text:style-name="T8">Gjorde en uggla med färger från ballongen. 9h</text:span></text:p>
      <text:p text:style-name="P8">torsdag <text:span text:style-name="T10">14 </text:span>– <text:span text:style-name="T9">perceptual losses artikeln, hittade chainer kod. Läser om chainer. Git init. Läser om skflow. Kan optical flow vara något? 7H</text:span></text:p>
      <text:p text:style-name="P39">fredag <text:span text:style-name="T10">15 –</text:span> <text:span text:style-name="T18">missade att anteckna, 6-8h.</text:span></text:p>
      <text:p text:style-name="P23"/>
      <text:p text:style-name="P2">April</text:p>
      <text:p text:style-name="P2">Måndag 4 – Läst artiklar. <text:span text:style-name="T1">8h</text:span></text:p>
      <text:p text:style-name="P2">Tisdag 5 – Läst artiklar, läst om nn frameworks, sökt fler artiklar, skrivit på planeringen. <text:span text:style-name="T1">6.5 h.</text:span></text:p>
      <text:p text:style-name="P3">Onsdag 6 – Läst om frameworks och framförallt tf. <text:span text:style-name="T2">7h</text:span></text:p>
      <text:p text:style-name="P4">Torsdag 7 – tf<text:span text:style-name="T4"> </text:span>tutorial<text:span text:style-name="T5">s</text:span>, <text:span text:style-name="T3">möte torkel, träffade christoffer, fick ett rum. Planning report. 7.5h</text:span></text:p>
      <text:p text:style-name="P37">Fredag 8 – cnn föreläsning youtube andrej, chatt med david, läst i deeplearningbook. <text:span text:style-name="T6">4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5:20:29.086933143</meta:creation-date>
    <dc:date>2016-06-18T18:49:02.980640226</dc:date>
    <meta:editing-duration>P3DT5H13M5S</meta:editing-duration>
    <meta:editing-cycles>200</meta:editing-cycles>
    <meta:generator>LibreOffice/4.2.8.2$Linux_X86_64 LibreOffice_project/420m0$Build-2</meta:generator>
    <meta:document-statistic meta:table-count="0" meta:image-count="0" meta:object-count="0" meta:page-count="2" meta:paragraph-count="61" meta:word-count="925" meta:character-count="5746" meta:non-whitespace-character-count="4819"/>
  </office:meta>
</office:document-meta>
</file>